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22f74b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paragraph-rsid="002136f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text-properties officeooo:paragraph-rsid="0022f74b"/>
    </style:style>
    <style:style style:name="P6" style:family="paragraph" style:parent-style-name="Text_20_body" style:list-style-name="L2">
      <style:text-properties officeooo:paragraph-rsid="0022cf57"/>
    </style:style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T1" style:family="text">
      <style:text-properties style:font-name="Liberation Serif"/>
    </style:style>
    <style:style style:name="T2" style:family="text">
      <style:text-properties style:font-name="Liberation Serif" style:font-name-asian="Liberation Serif"/>
    </style:style>
    <style:style style:name="T3" style:family="text">
      <style:text-properties style:font-name="Liberation Serif" officeooo:rsid="002136fe" style:font-name-asian="Liberation Serif" style:font-name-complex="Liberation Mono"/>
    </style:style>
    <style:style style:name="T4" style:family="text">
      <style:text-properties style:font-name="Liberation Serif" fo:font-size="10pt" style:font-name-asian="Liberation Serif" style:font-size-asian="10pt" style:font-size-complex="10pt"/>
    </style:style>
    <style:style style:name="T5" style:family="text">
      <style:text-properties style:font-name="Liberation Serif" fo:font-size="12pt" style:font-name-asian="Liberation Serif" style:font-size-asian="12pt" style:font-size-complex="12pt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officeooo:rsid="002136fe"/>
    </style:style>
    <style:style style:name="T8" style:family="text">
      <style:text-properties style:font-name-asian="Liberation Serif"/>
    </style:style>
    <style:style style:name="T9" style:family="text">
      <style:text-properties style:font-name="Liberation Serif" style:font-name-asian="Liberation Serif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ource_20_Text"><text:span text:style-name="T2">一、查看当前连接屏幕信息:</text:span></text:span></text:h>
      <text:list xml:id="list1259332970" text:style-name="L3">
        <text:list-item>
          <text:p text:style-name="P7"><text:span text:style-name="Source_20_Text"><text:span text:style-name="T2">命令: xrandr</text:span></text:span></text:p>
        </text:list-item>
      </text:list>
      <text:h text:style-name="Heading_20_3" text:outline-level="3"><text:span text:style-name="Source_20_Text"><text:span text:style-name="T2">二、几种多屏显示:</text:span></text:span></text:h>
      <text:list xml:id="list2775111519" text:style-name="L4">
        <text:list-item>
          <text:p text:style-name="P8"><text:span text:style-name="Source_20_Text"><text:span text:style-name="T2">复制eDP-1-1屏幕命令: xrandr --output HDMI-1-1 --same-as eDP-1-1 --auto</text:span></text:span></text:p>
        </text:list-item>
        <text:list-item>
          <text:p text:style-name="P8"><text:span text:style-name="Source_20_Text"><text:span text:style-name="T2">设置HDMI-1-1为eDP-1-1的右扩展屏命令: xrandr --output HDMI-1-1 --right-of eDP-1-1 --auto </text:span></text:span></text:p>
        </text:list-item>
        <text:list-item>
          <text:p text:style-name="P8"><text:span text:style-name="Source_20_Text"><text:span text:style-name="T2">设置HDMI-1-1外扩屏为主屏幕把笔记本电脑放在了左边当副屏幕命令: xrandr --output HDMI-1-1 --primary</text:span></text:span></text:p>
        </text:list-item>
        <text:list-item>
          <text:p text:style-name="P8"><text:span text:style-name="Source_20_Text"><text:span text:style-name="T2">设置笔记本为左扩展屏命令: xrandr --output eDP-1-1 --left-of HDMI-1-1</text:span></text:span></text:p>
        </text:list-item>
        <text:list-item>
          <text:p text:style-name="P8"><text:span text:style-name="Source_20_Text"><text:span text:style-name="T2">只显示HDMI-1-1副屏命令: xrandr --output HDMI-1-1 --auto --output eDP-1-1 --off </text:span></text:span></text:p>
        </text:list-item>
      </text:list>
      <text:p text:style-name="Text_20_body"><text:span text:style-name="Source_20_Text"><text:span text:style-name="T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6:22.653195482</meta:creation-date>
    <dc:date>2023-12-01T18:02:11.442304007</dc:date>
    <meta:editing-duration>PT30M4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8" meta:word-count="145" meta:character-count="384" meta:non-whitespace-character-count="353"/>
  </office:meta>
</office:document-meta>
</file>